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00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17.0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style:font-name-asian="DejaVu Sans" style:font-name-complex="Lohit Hindi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al" style:font-name-asian="DejaVu Sans" style:font-name-complex="Lohit Hindi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Quantity</text:p>
          </table:table-cell>
          <table:table-cell table:style-name="ce5" office:value-type="string">
            <text:p>To mount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Value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 table:style-name="ce2" office:value-type="string">
            <text:p>BTB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</text:p>
          </table:table-cell>
          <table:table-cell table:style-name="ce10" office:value-type="string">
            <text:p>KEYSTONE – 2466</text:p>
          </table:table-cell>
          <table:table-cell table:style-name="ce3" office:value-type="string">
            <text:p><text:a xlink:href="http://it.farnell.com/keystone/2466/battery-holder/dp/1702632">http://it.farnell.com/keystone/2466/battery-holder/dp/1702632</text:a></text:p>
          </table:table-cell>
        </table:table-row>
        <table:table-row table:style-name="ro1">
          <table:table-cell table:style-name="ce3" office:value-type="string">
            <text:p>R41,R4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10K</text:p>
          </table:table-cell>
          <table:table-cell table:style-name="ce3"/>
        </table:table-row>
        <table:table-row table:style-name="ro1">
          <table:table-cell table:style-name="ce3" office:value-type="string">
            <text:p>R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Resistor SMD 0603</text:p>
          </table:table-cell>
          <table:table-cell table:style-name="ce10" office:value-type="float" office:value="0">
            <text:p>0</text:p>
          </table:table-cell>
          <table:table-cell table:style-name="ce3"/>
        </table:table-row>
        <table:table-row table:style-name="ro1">
          <table:table-cell table:style-name="ce3" office:value-type="string">
            <text:p>C16,C12,C10,C1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10u</text:p>
          </table:table-cell>
          <table:table-cell table:style-name="ce3"/>
        </table:table-row>
        <table:table-row table:style-name="ro2">
          <table:table-cell table:style-name="ce3" office:value-type="string">
            <text:p>C6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Radial Can – SMD</text:p>
          </table:table-cell>
          <table:table-cell table:style-name="ce10" office:value-type="string">
            <text:p>100u</text:p>
          </table:table-cell>
          <table:table-cell table:style-name="ce15" office:value-type="string">
            <text:p><text:span text:style-name="T1"><text:a xlink:href="http://it.farnell.com/panasonic/eeeft0j101ar/cap-alu-elec-100uf-6-3v-smd/dp/2065951">http://it.farnell.com/panasonic/eeeft0j101ar/cap-alu-elec-100uf-6-3v-smd/dp/2065951</text:a></text:span></text:p>
          </table:table-cell>
        </table:table-row>
        <table:table-row table:style-name="ro2">
          <table:table-cell table:style-name="ce3" office:value-type="string">
            <text:p>P1,P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2x1</text:p>
          </table:table-cell>
          <table:table-cell table:style-name="ce10" office:value-type="string">
            <text:p>TE Connectivity 2-1445098-2</text:p>
          </table:table-cell>
          <table:table-cell table:style-name="ce3" office:value-type="string">
            <text:p><text:a xlink:href="http://it.mouser.com/ProductDetail/TE-Connectivity/2-1445098-2/?qs=%2Fha2pyFaduipi%2FapJw7B1lIdei0Zulec6sFsjXBS0ATxedCpgMf2aQ%3D%3D">http://it.mouser.com/ProductDetail/TE-Connectivity/2-1445098-2/?qs=%2fha2pyFaduipi%2fapJw7B1lIdei0Zulec6sFsjXBS0ATxedCpgMf2aQ%3d%3d</text:a></text:p>
          </table:table-cell>
        </table:table-row>
        <table:table-row table:style-name="ro2">
          <table:table-cell table:style-name="ce3" office:value-type="string">
            <text:p>P1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6x1</text:p>
          </table:table-cell>
          <table:table-cell table:style-name="ce10" office:value-type="string">
            <text:p>Molex 53014-0610</text:p>
          </table:table-cell>
          <table:table-cell table:style-name="ce3" office:value-type="string">
            <text:p><text:a xlink:href="http://www.molex.com/molex/products/listview.jsp?query=&amp;path=cHome%23%23-1%23%23-1~~ncPCBHEADERS%23%230%23%23s&amp;offset=0&amp;autoNav=1&amp;sType=z&amp;filter=&amp;fs=productname%3Amicroblade%2Ccategoryid%3APCBHEADERS&amp;channel=Products">http://www.molex.com/molex/products/listview.jsp?query=&amp;path=cHome%23%23-1%23%23-1~~ncPCBHEADERS%23%230%23%23s&amp;offset=0&amp;autoNav=1&amp;sType=z&amp;filter=&amp;fs=productname%3Amicroblade%2Ccategoryid%3APCBHEADERS&amp;channel=Products</text:a></text:p>
          </table:table-cell>
        </table:table-row>
        <table:table-row table:style-name="ro2">
          <table:table-cell table:style-name="ce3" office:value-type="string">
            <text:p>P1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8x1</text:p>
          </table:table-cell>
          <table:table-cell table:style-name="ce10" office:value-type="string">
            <text:p>Molex 53014-0810</text:p>
          </table:table-cell>
          <table:table-cell table:style-name="ce3" office:value-type="string">
            <text:p><text:a xlink:href="http://www.molex.com/molex/products/listview.jsp?query=&amp;path=cHome%23%23-1%23%23-1~~ncPCBHEADERS%23%230%23%23s&amp;offset=0&amp;autoNav=1&amp;sType=z&amp;filter=&amp;fs=productname%3Amicroblade%2Ccategoryid%3APCBHEADERS&amp;channel=Products">http://www.molex.com/molex/products/listview.jsp?query=&amp;path=cHome%23%23-1%23%23-1~~ncPCBHEADERS%23%230%23%23s&amp;offset=0&amp;autoNav=1&amp;sType=z&amp;filter=&amp;fs=productname%3Amicroblade%2Ccategoryid%3APCBHEADERS&amp;channel=Products</text:a></text:p>
          </table:table-cell>
        </table:table-row>
        <table:table-row table:style-name="ro2">
          <table:table-cell table:style-name="ce3" office:value-type="string">
            <text:p>P17,P18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4x1</text:p>
          </table:table-cell>
          <table:table-cell table:style-name="ce10" office:value-type="string">
            <text:p>Molex 53014-0410</text:p>
          </table:table-cell>
          <table:table-cell table:style-name="ce3" office:value-type="string">
            <text:p><text:a xlink:href="http://www.molex.com/molex/products/listview.jsp?query=&amp;path=cHome%23%23-1%23%23-1~~ncPCBHEADERS%23%230%23%23s&amp;offset=0&amp;autoNav=1&amp;sType=z&amp;filter=&amp;fs=productname%3Amicroblade%2Ccategoryid%3APCBHEADERS&amp;channel=Products">http://www.molex.com/molex/products/listview.jsp?query=&amp;path=cHome%23%23-1%23%23-1~~ncPCBHEADERS%23%230%23%23s&amp;offset=0&amp;autoNav=1&amp;sType=z&amp;filter=&amp;fs=productname%3Amicroblade%2Ccategoryid%3APCBHEADERS&amp;channel=Products</text:a></text:p>
          </table:table-cell>
        </table:table-row>
        <table:table-row table:style-name="ro2">
          <table:table-cell table:style-name="ce3" office:value-type="string">
            <text:p>P3,P4,P5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2x1</text:p>
          </table:table-cell>
          <table:table-cell table:style-name="ce11" office:value-type="string">
            <text:p>Molex 53014-0210</text:p>
          </table:table-cell>
          <table:table-cell table:style-name="ce15" office:value-type="string">
            <text:p><text:span text:style-name="T1"><text:a xlink:href="http://www.molex.com/molex/products/listview.jsp?query=&amp;path=cHome%23%23-1%23%23-1~~ncPCBHEADERS%23%230%23%23s&amp;offset=0&amp;autoNav=1&amp;sType=z&amp;filter=&amp;fs=productname%3Amicroblade%2Ccategoryid%3APCBHEADERS&amp;channel=Products">http://www.molex.com/molex/products/listview.jsp?query=&amp;path=cHome%23%23-1%23%23-1~~ncPCBHEADERS%23%230%23%23s&amp;offset=0&amp;autoNav=1&amp;sType=z&amp;filter=&amp;fs=productname%3Amicroblade%2Ccategoryid%3APCBHEADERS&amp;channel=Products</text:a></text:span></text:p>
          </table:table-cell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"/>
          <table:table-cell table:style-name="ce3"/>
        </table:table-row>
        <table:table-row table:style-name="ro2">
          <table:table-cell table:style-name="ce3" office:value-type="string">
            <text:p>BTB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oin Cell Holder – 7.9mm</text:p>
          </table:table-cell>
          <table:table-cell table:style-name="ce10" office:value-type="string">
            <text:p>KEYSTONE – 2988</text:p>
          </table:table-cell>
          <table:table-cell table:style-name="ce15" office:value-type="string">
            <text:p><text:span text:style-name="T1"><text:a xlink:href="http://it.farnell.com/keystone/2988/battery-contact-7-9mm-hear-aid/dp/1887934">http://it.farnell.com/keystone/2988/battery-contact-7-9mm-hear-aid/dp/1887934</text:a></text:span></text:p>
          </table:table-cell>
        </table:table-row>
        <table:table-row table:style-name="ro1">
          <table:table-cell table:style-name="ce3" office:value-type="string">
            <text:p>C17,C2,C11,C41,C43,C30,C59,C58,C52,C53,C21,C7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805</text:p>
          </table:table-cell>
          <table:table-cell table:style-name="ce10" office:value-type="string">
            <text:p>10u</text:p>
          </table:table-cell>
          <table:table-cell table:style-name="ce3"/>
        </table:table-row>
        <table:table-row table:style-name="ro1">
          <table:table-cell table:style-name="ce3" office:value-type="string">
            <text:p>C1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805</text:p>
          </table:table-cell>
          <table:table-cell table:style-name="ce10" office:value-type="string">
            <text:p>4u7</text:p>
          </table:table-cell>
          <table:table-cell table:style-name="ce3"/>
        </table:table-row>
        <table:table-row table:style-name="ro1">
          <table:table-cell table:style-name="ce3" office:value-type="string">
            <text:p>C20,C1,C15,C29,C24,C26,C34,C36,C35,C61,C60,C65,C70,C48,C39,C8,C13,C66,C55,C56,C22,C19,C9,C44,C46,C33,C31,C38,C47,C45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100n</text:p>
          </table:table-cell>
          <table:table-cell table:style-name="ce3"/>
        </table:table-row>
        <table:table-row table:style-name="ro1">
          <table:table-cell table:style-name="ce3" office:value-type="string">
            <text:p>C25,C32,C67,C68,C40,C42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Capacitor ceramic SMD 0805</text:p>
          </table:table-cell>
          <table:table-cell table:style-name="ce10" office:value-type="string">
            <text:p>1u</text:p>
          </table:table-cell>
          <table:table-cell table:style-name="ce3"/>
        </table:table-row>
        <table:table-row table:style-name="ro1">
          <table:table-cell table:style-name="ce3" office:value-type="string">
            <text:p>C27,C28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33p</text:p>
          </table:table-cell>
          <table:table-cell table:style-name="ce3"/>
        </table:table-row>
        <table:table-row table:style-name="ro1">
          <table:table-cell table:style-name="ce3" office:value-type="string">
            <text:p>C3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10n</text:p>
          </table:table-cell>
          <table:table-cell table:style-name="ce3"/>
        </table:table-row>
        <table:table-row table:style-name="ro1">
          <table:table-cell table:style-name="ce3" office:value-type="string">
            <text:p>C4,C3,C6,C5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470n</text:p>
          </table:table-cell>
          <table:table-cell table:style-name="ce3"/>
        </table:table-row>
        <table:table-row table:style-name="ro2">
          <table:table-cell table:style-name="ce3" office:value-type="string">
            <text:p>C49,C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adial Can – SMD</text:p>
          </table:table-cell>
          <table:table-cell table:style-name="ce10" office:value-type="string">
            <text:p>100u</text:p>
          </table:table-cell>
          <table:table-cell table:style-name="ce15" office:value-type="string">
            <text:p><text:span text:style-name="T1"><text:a xlink:href="http://it.farnell.com/panasonic/eeeft0j101ar/cap-alu-elec-100uf-6-3v-smd/dp/2065951">http://it.farnell.com/panasonic/eeeft0j101ar/cap-alu-elec-100uf-6-3v-smd/dp/2065951</text:a></text:span></text:p>
          </table:table-cell>
        </table:table-row>
        <table:table-row table:style-name="ro1">
          <table:table-cell table:style-name="ce3" office:value-type="string">
            <text:p>C51,C64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Capacitor ceramic SMD 1210</text:p>
          </table:table-cell>
          <table:table-cell table:style-name="ce10" office:value-type="string">
            <text:p>22u</text:p>
          </table:table-cell>
          <table:table-cell table:style-name="ce3"/>
        </table:table-row>
        <table:table-row table:style-name="ro1">
          <table:table-cell table:style-name="ce3" office:value-type="string">
            <text:p>C63,C6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Capacitor ceramic SMD 1206</text:p>
          </table:table-cell>
          <table:table-cell table:style-name="ce10" office:value-type="string">
            <text:p>2u2</text:p>
          </table:table-cell>
          <table:table-cell table:style-name="ce3"/>
        </table:table-row>
        <table:table-row table:style-name="ro2">
          <table:table-cell table:style-name="ce3" office:value-type="string">
            <text:p>D0,D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LED SMD 0603</text:p>
          </table:table-cell>
          <table:table-cell table:style-name="ce11" office:value-type="string">
            <text:p>150060RS75000 - <text:s/>RED</text:p>
          </table:table-cell>
          <table:table-cell table:style-name="ce3" office:value-type="string">
            <text:p><text:a xlink:href="http://katalog.we-online.de/led/datasheet/150060RS75000.pdf">http://katalog.we-online.de/led/datasheet/150060RS75000.pdf</text:a></text:p>
          </table:table-cell>
        </table:table-row>
        <table:table-row table:style-name="ro2">
          <table:table-cell table:style-name="ce3" office:value-type="string">
            <text:p>D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SOD-80</text:p>
          </table:table-cell>
          <table:table-cell table:style-name="ce11" office:value-type="string">
            <text:p>ZMM5234B-7-F </text:p>
          </table:table-cell>
          <table:table-cell table:style-name="ce15" office:value-type="string">
            <text:p><text:span text:style-name="T1"><text:a xlink:href="http://it.mouser.com/ProductDetail/Vishay-Semiconductors/TZM5234B-GS08/?qs=sGAEpiMZZMtQ8nqTKtFS%2FJrR9ou1I1aDd2XdDaHCyAc%3D">http://it.mouser.com/ProductDetail/Vishay-Semiconductors/TZM5234B-GS08/?qs=sGAEpiMZZMtQ8nqTKtFS%2fJrR9ou1I1aDd2XdDaHCyAc%3d</text:a></text:span></text:p>
          </table:table-cell>
        </table:table-row>
        <table:table-row table:style-name="ro1">
          <table:table-cell table:style-name="ce3" office:value-type="string">
            <text:p>L1,L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Inductor SMD 0805</text:p>
          </table:table-cell>
          <table:table-cell table:style-name="ce10" office:value-type="string">
            <text:p>BLM21AG151SN1D</text:p>
          </table:table-cell>
          <table:table-cell table:style-name="ce3"/>
        </table:table-row>
        <table:table-row table:style-name="ro1">
          <table:table-cell table:style-name="ce3" office:value-type="string">
            <text:p>L12,L10,L11,L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Inductor SMD 0805</text:p>
          </table:table-cell>
          <table:table-cell table:style-name="ce10" office:value-type="string">
            <text:p>BLM21BB221SN1D</text:p>
          </table:table-cell>
          <table:table-cell table:style-name="ce3"/>
        </table:table-row>
        <table:table-row table:style-name="ro1">
          <table:table-cell table:style-name="ce3" office:value-type="string">
            <text:p>L3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Inductor SMD 0805</text:p>
          </table:table-cell>
          <table:table-cell table:style-name="ce10" office:value-type="string">
            <text:p>BLM18AG601SN1D</text:p>
          </table:table-cell>
          <table:table-cell table:style-name="ce3"/>
        </table:table-row>
        <table:table-row table:style-name="ro1">
          <table:table-cell table:style-name="ce3" office:value-type="string">
            <text:p>L7,L6,L4,L8,L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Inductor SMD 0603</text:p>
          </table:table-cell>
          <table:table-cell table:style-name="ce10" office:value-type="string">
            <text:p>BLM18AG601SN1D</text:p>
          </table:table-cell>
          <table:table-cell table:style-name="ce3"/>
        </table:table-row>
        <table:table-row table:style-name="ro2">
          <table:table-cell table:style-name="ce3" office:value-type="string">
            <text:p>PB1,PB2,PB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SMD Push Button</text:p>
          </table:table-cell>
          <table:table-cell table:style-name="ce11" office:value-type="string">
            <text:p>FSM2JSMA</text:p>
          </table:table-cell>
          <table:table-cell table:style-name="ce3" office:value-type="string">
            <text:p><text:a xlink:href="http://it.mouser.com/ProductDetail/TE-Connectivity-Alcoswitch/FSM2JSMA/?qs=sGAEpiMZZMsqIr59i2oRcnovmbOrpfGAf%252b4rmaRUSTo%3D">http://it.mouser.com/ProductDetail/TE-Connectivity-Alcoswitch/FSM2JSMA/?qs=sGAEpiMZZMsqIr59i2oRcnovmbOrpfGAf%252b4rmaRUSTo%3d</text:a></text:p>
          </table:table-cell>
        </table:table-row>
        <table:table-row table:style-name="ro1">
          <table:table-cell table:style-name="ce3" office:value-type="string">
            <text:p>R11,R14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float" office:value="300">
            <text:p>300</text:p>
          </table:table-cell>
          <table:table-cell table:style-name="ce3"/>
        </table:table-row>
        <table:table-row table:style-name="ro1">
          <table:table-cell table:style-name="ce3" office:value-type="string">
            <text:p>R23,R18,R2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100K</text:p>
          </table:table-cell>
          <table:table-cell table:style-name="ce3"/>
        </table:table-row>
        <table:table-row table:style-name="ro1">
          <table:table-cell table:style-name="ce3" office:value-type="string">
            <text:p>R3,R13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4K7</text:p>
          </table:table-cell>
          <table:table-cell table:style-name="ce3"/>
        </table:table-row>
        <table:table-row table:style-name="ro1">
          <table:table-cell table:style-name="ce3" office:value-type="string">
            <text:p>R31,R34,R33,R37,R39,R43,R45,R47,R36,R38,R42,R44,R46,R55,R57,R2,R17,R21,R22,R24,R19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10K</text:p>
          </table:table-cell>
          <table:table-cell table:style-name="ce3"/>
        </table:table-row>
        <table:table-row table:style-name="ro1">
          <table:table-cell table:style-name="ce3" office:value-type="string">
            <text:p>R5,R4,R8,R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1K</text:p>
          </table:table-cell>
          <table:table-cell table:style-name="ce3"/>
        </table:table-row>
        <table:table-row table:style-name="ro1">
          <table:table-cell table:style-name="ce3" office:value-type="string">
            <text:p>R51,R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Resistor SMD 0805</text:p>
          </table:table-cell>
          <table:table-cell table:style-name="ce10" office:value-type="float" office:value="0">
            <text:p>0</text:p>
          </table:table-cell>
          <table:table-cell table:style-name="ce3"/>
        </table:table-row>
        <table:table-row table:style-name="ro1">
          <table:table-cell table:style-name="ce3" office:value-type="string">
            <text:p>R54,R25,R48,R30,R26,R15,R58,R29,R1,R10,R9,R7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float" office:value="0">
            <text:p>0</text:p>
          </table:table-cell>
          <table:table-cell table:style-name="ce3"/>
        </table:table-row>
        <table:table-row table:style-name="ro1">
          <table:table-cell table:style-name="ce3" office:value-type="string">
            <text:p>R56,R2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float" office:value="220">
            <text:p>220</text:p>
          </table:table-cell>
          <table:table-cell table:style-name="ce3"/>
        </table:table-row>
        <table:table-row table:style-name="ro2">
          <table:table-cell table:style-name="ce3" office:value-type="string">
            <text:p>SD2,SD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MCH_FCI-10067847-001</text:p>
          </table:table-cell>
          <table:table-cell table:style-name="ce11" office:value-type="string">
            <text:p>FCI-10067847-001</text:p>
          </table:table-cell>
          <table:table-cell table:style-name="ce3" office:value-type="string">
            <text:p><text:a xlink:href="http://portal.fciconnect.com/Comergent//fci/drawing/10067847.pdf">http://portal.fciconnect.com/Comergent//fci/drawing/10067847.pdf</text:a></text:p>
          </table:table-cell>
        </table:table-row>
        <table:table-row table:style-name="ro2">
          <table:table-cell table:style-name="ce3" office:value-type="string">
            <text:p>SW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lide switch Through Hole</text:p>
          </table:table-cell>
          <table:table-cell table:style-name="ce10" office:value-type="string">
            <text:p>JS202011CQN</text:p>
          </table:table-cell>
          <table:table-cell table:style-name="ce3" office:value-type="string">
            <text:p><text:a xlink:href="http://it.mouser.com/ProductDetail/CK-Components/JS202011CQN/?qs=%2Fha2pyFadugbSZc%2FsePLmhVnpP1d25Isu8g7SrM%252bmdkvKHsYqiXmKg%3D%3D">http://it.mouser.com/ProductDetail/CK-Components/JS202011CQN/?qs=%2fha2pyFadugbSZc%2fsePLmhVnpP1d25Isu8g7SrM%252bmdkvKHsYqiXmKg%3d%3d</text:a></text:p>
          </table:table-cell>
        </table:table-row>
        <table:table-row table:style-name="ro2">
          <table:table-cell table:style-name="ce3" office:value-type="string">
            <text:p>SW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lide switch SMD</text:p>
          </table:table-cell>
          <table:table-cell table:style-name="ce10" office:value-type="string">
            <text:p>JS202011SCQN</text:p>
          </table:table-cell>
          <table:table-cell table:style-name="ce3" office:value-type="string">
            <text:p><text:a xlink:href="http://it.mouser.com/ProductDetail/CK-Components/JS202011SCQN/?qs=%2Fha2pyFadujEk0HYYCwwdLh%2F0KCjVAA5AmiqsqTkWPIp2UF%2FjxpGvQ%3D%3D">http://it.mouser.com/ProductDetail/CK-Components/JS202011SCQN/?qs=%2fha2pyFadujEk0HYYCwwdLh%2f0KCjVAA5AmiqsqTkWPIp2UF%2fjxpGvQ%3d%3d</text:a></text:p>
          </table:table-cell>
        </table:table-row>
        <table:table-row table:style-name="ro2">
          <table:table-cell table:style-name="ce3" office:value-type="string">
            <text:p>U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OT23-5</text:p>
          </table:table-cell>
          <table:table-cell table:style-name="ce10" office:value-type="string">
            <text:p>TPS76933</text:p>
          </table:table-cell>
          <table:table-cell table:style-name="ce15" office:value-type="string">
            <text:p><text:span text:style-name="T1"><text:a xlink:href="http://it.farnell.com/texas-instruments/tps76933dbvt/ic-ldo-regulator-0-1a-10v-sot23/dp/8461538">http://it.farnell.com/texas-instruments/tps76933dbvt/ic-ldo-regulator-0-1a-10v-sot23/dp/8461538</text:a></text:span></text:p>
          </table:table-cell>
        </table:table-row>
        <table:table-row table:style-name="ro2">
          <table:table-cell table:style-name="ce3" office:value-type="string">
            <text:p>U1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SOIC-8</text:p>
          </table:table-cell>
          <table:table-cell table:style-name="ce11" office:value-type="string">
            <text:p>SST25PF080B-80-4C-S2AE</text:p>
          </table:table-cell>
          <table:table-cell table:style-name="ce3" office:value-type="string">
            <text:p><text:a xlink:href="http://it.mouser.com/ProductDetail/Microchip-Technology/SST25PF080B-80-4C-S2AE/?qs=sGAEpiMZZMtI%252bQ06EiAoG%2FerjrYRWQlHiaA3W5WDm3k%3D">http://it.mouser.com/ProductDetail/Microchip-Technology/SST25PF080B-80-4C-S2AE/?qs=sGAEpiMZZMtI%252bQ06EiAoG%2ferjrYRWQlHiaA3W5WDm3k%3d</text:a></text:p>
          </table:table-cell>
        </table:table-row>
        <table:table-row table:style-name="ro2">
          <table:table-cell table:style-name="ce3" office:value-type="string">
            <text:p>U13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OLed Through Hole</text:p>
          </table:table-cell>
          <table:table-cell table:style-name="ce10" office:value-type="string">
            <text:p>MIDAS – 2063209</text:p>
          </table:table-cell>
          <table:table-cell table:style-name="ce3" office:value-type="string">
            <text:p><text:a xlink:href="http://it.farnell.com/midas/mccog21605b6w-bnmlwi/lcd-cog-2x16-neg-stn-w-b-l-i2c/dp/2063209">http://it.farnell.com/midas/mccog21605b6w-bnmlwi/lcd-cog-2x16-neg-stn-w-b-l-i2c/dp/2063209</text:a></text:p>
          </table:table-cell>
        </table:table-row>
        <table:table-row table:style-name="ro2">
          <table:table-cell table:style-name="ce3" office:value-type="string">
            <text:p>U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QFN-N32</text:p>
          </table:table-cell>
          <table:table-cell table:style-name="ce10" office:value-type="string">
            <text:p>TLV320AIC3204</text:p>
          </table:table-cell>
          <table:table-cell table:style-name="ce15" office:value-type="string">
            <text:p><text:span text:style-name="T1"><text:a xlink:href="http://it.farnell.com/texas-instruments/tlv320aic3204irhbt/ic-lp-audio-codec-1-8v-32qfn/dp/1689424">http://it.farnell.com/texas-instruments/tlv320aic3204irhbt/ic-lp-audio-codec-1-8v-32qfn/dp/1689424</text:a></text:span></text:p>
          </table:table-cell>
        </table:table-row>
        <table:table-row table:style-name="ro2">
          <table:table-cell table:style-name="ce3" office:value-type="string">
            <text:p>U3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DFN-6</text:p>
          </table:table-cell>
          <table:table-cell table:style-name="ce10" office:value-type="string">
            <text:p>SI7020</text:p>
          </table:table-cell>
          <table:table-cell table:style-name="ce3" office:value-type="string">
            <text:p><text:a xlink:href="http://it.mouser.com/ProductDetail/Silicon-Labs/Si7020-A10-GM/?qs=sGAEpiMZZMsrQJTAfdCBRL5%2FWaPBRwpVTq1ce7UoDIki2CdrdguUVA%3D%3D">http://it.mouser.com/ProductDetail/Silicon-Labs/Si7020-A10-GM/?qs=sGAEpiMZZMsrQJTAfdCBRL5%2fWaPBRwpVTq1ce7UoDIki2CdrdguUVA%3d%3d</text:a></text:p>
          </table:table-cell>
        </table:table-row>
        <table:table-row table:style-name="ro2">
          <table:table-cell table:style-name="ce3" office:value-type="string">
            <text:p>U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2.5 mm x 2 mm</text:p>
          </table:table-cell>
          <table:table-cell table:style-name="ce11" office:value-type="string">
            <text:p>ASDM1-12.000MHZ</text:p>
          </table:table-cell>
          <table:table-cell table:style-name="ce3" office:value-type="string">
            <text:p><text:a xlink:href="http://it.mouser.com/ProductDetail/ABRACON/ASDM1-12000MHZ-LC-T/?qs=%2Fha2pyFaduhHfmYL0OIgZzGLJhZR2IpAaxF4YSxaIqiUkMxrty4EE3BtT09zGLYr">http://it.mouser.com/ProductDetail/ABRACON/ASDM1-12000MHZ-LC-T/?qs=%2fha2pyFaduhHfmYL0OIgZzGLJhZR2IpAaxF4YSxaIqiUkMxrty4EE3BtT09zGLYr</text:a></text:p>
          </table:table-cell>
        </table:table-row>
        <table:table-row table:style-name="ro2">
          <table:table-cell table:style-name="ce3" office:value-type="string">
            <text:p>U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BGA-N144</text:p>
          </table:table-cell>
          <table:table-cell table:style-name="ce10" office:value-type="string">
            <text:p>TMS320C5535AZHH10</text:p>
          </table:table-cell>
          <table:table-cell table:style-name="ce3" office:value-type="string">
            <text:p><text:a xlink:href="http://it.farnell.com/texas-instruments/tms320c5535azhh10/ic-dsp-c55x-fixed-point-144bga/dp/2076772?Ntt=tms320c5535">http://it.farnell.com/texas-instruments/tms320c5535azhh10/ic-dsp-c55x-fixed-point-144bga/dp/2076772?Ntt=tms320c5535</text:a></text:p>
          </table:table-cell>
        </table:table-row>
        <table:table-row table:style-name="ro2">
          <table:table-cell table:style-name="ce3" office:value-type="string">
            <text:p>U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OIC-8</text:p>
          </table:table-cell>
          <table:table-cell table:style-name="ce10" office:value-type="string">
            <text:p>TPS77533D</text:p>
          </table:table-cell>
          <table:table-cell table:style-name="ce3" office:value-type="string">
            <text:p><text:a xlink:href="http://it.mouser.com/ProductDetail/Texas-Instruments/TPS77533D/?qs=sGAEpiMZZMsGz1a6aV8DcPXeWoVS0FnzpUbXfF0jY6Y%3D">http://it.mouser.com/ProductDetail/Texas-Instruments/TPS77533D/?qs=sGAEpiMZZMsGz1a6aV8DcPXeWoVS0FnzpUbXfF0jY6Y%3d</text:a></text:p>
          </table:table-cell>
        </table:table-row>
        <table:table-row table:style-name="ro2">
          <table:table-cell table:style-name="ce3" office:value-type="string">
            <text:p>U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OIC</text:p>
          </table:table-cell>
          <table:table-cell table:style-name="ce10" office:value-type="string">
            <text:p>TPS2080D</text:p>
          </table:table-cell>
          <table:table-cell table:style-name="ce3" office:value-type="string">
            <text:p><text:a xlink:href="http://it.farnell.com/texas-instruments/tps2080d/ic-dual-power-dist-sw-8-soic/dp/1755538?Ntt=tps2080d">http://it.farnell.com/texas-instruments/tps2080d/ic-dual-power-dist-sw-8-soic/dp/1755538?Ntt=tps2080d</text:a></text:p>
          </table:table-cell>
        </table:table-row>
        <table:table-row table:style-name="ro2">
          <table:table-cell table:style-name="ce3" office:value-type="string">
            <text:p>U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HTSSOP-20 EP</text:p>
          </table:table-cell>
          <table:table-cell table:style-name="ce10" office:value-type="string">
            <text:p>TPS60125PWP</text:p>
          </table:table-cell>
          <table:table-cell table:style-name="ce3" office:value-type="string">
            <text:p><text:a xlink:href="http://it.mouser.com/ProductDetail/Texas-Instruments/TPS60125PWP/?qs=sGAEpiMZZMtitjHzVIkrqfSWpcWTPe%252bS9PRHRg%252bVVFQ%3D">http://it.mouser.com/ProductDetail/Texas-Instruments/TPS60125PWP/?qs=sGAEpiMZZMtitjHzVIkrqfSWpcWTPe%252bS9PRHRg%252bVVFQ%3d</text:a></text:p>
          </table:table-cell>
        </table:table-row>
        <table:table-row table:style-name="ro2">
          <table:table-cell table:style-name="ce3" office:value-type="string">
            <text:p>USB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micro USB SMD Connector</text:p>
          </table:table-cell>
          <table:table-cell table:style-name="ce10" office:value-type="string">
            <text:p>10118194-0001LF</text:p>
          </table:table-cell>
          <table:table-cell table:style-name="ce3" office:value-type="string">
            <text:p><text:a xlink:href="http://it.mouser.com/ProductDetail/FCI/10118194-0001LF/?qs=%2Fha2pyFadugHQYubHEjQrWaf71KglMlHbfZ%2FBmSxIoqAM0lAnkBayw%3D%3D">http://it.mouser.com/ProductDetail/FCI/10118194-0001LF/?qs=%2fha2pyFadugHQYubHEjQrWaf71KglMlHbfZ%2fBmSxIoqAM0lAnkBayw%3d%3d</text:a></text:p>
          </table:table-cell>
        </table:table-row>
        <table:table-row table:style-name="ro2">
          <table:table-cell table:style-name="ce4" office:value-type="string">
            <text:p>X1</text:p>
          </table:table-cell>
          <table:table-cell table:style-name="ce4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12" office:value-type="float" office:value="4115">
            <text:p>4115</text:p>
          </table:table-cell>
          <table:table-cell table:style-name="ce14" office:value-type="string">
            <text:p>DST410S 32.768KHz</text:p>
          </table:table-cell>
          <table:table-cell table:style-name="ce4" office:value-type="string">
            <text:p><text:a xlink:href="http://www.compotek.de/fileadmin/data/Datenblaetter/DST410S-32.768k-9-20-E.pdf">http://www.compotek.de/fileadmin/data/Datenblaetter/DST410S-32.768k-9-20-E.pdf</text:a></text:p>
          </table:table-cell>
        </table:table-row>
        <table:table-row table:style-name="ro1" table:number-rows-repeated="1048511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number:text>¥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0" number:min-integer-digits="1" number:grouping="true"/>
    </number:number-style>
    <number:number-style style:name="N117">
      <style:text-properties fo:color="#ff0000"/>
      <number:text>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¥</number:text>
      <number:number number:decimal-places="0" number:min-integer-digits="1" number:grouping="true"/>
      <number:text> </number:text>
    </number:number-style>
    <number:number-style style:name="N125P1" style:volatile="true">
      <number:text> ¥-</number:text>
      <number:number number:decimal-places="0" number:min-integer-digits="1" number:grouping="true"/>
      <number:text> </number:text>
    </number:number-style>
    <number:number-style style:name="N125P2" style:volatile="true">
      <number:text> ¥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¥</number:text>
      <number:number number:decimal-places="2" number:min-integer-digits="1" number:grouping="true"/>
      <number:text> </number:text>
    </number:number-style>
    <number:number-style style:name="N127P1" style:volatile="true">
      <number:text> ¥-</number:text>
      <number:number number:decimal-places="2" number:min-integer-digits="1" number:grouping="true"/>
      <number:text> </number:text>
    </number:number-style>
    <number:number-style style:name="N127P2" style:volatile="true">
      <number:text> ¥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0" number:min-integer-digits="6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3T14:41:31</dc:date>
    <dc:creator>Matteo </dc:creator>
    <meta:generator>LibreOffice/3.6$Linux_x86 LibreOffice_project/360m1$Build-2</meta:generator>
    <meta:editing-duration>PT1H39M35S</meta:editing-duration>
    <meta:editing-cycles>7</meta:editing-cycles>
    <meta:document-statistic meta:table-count="1" meta:cell-count="288" meta:object-count="0"/>
  </office:meta>
</office:document-meta>
</file>